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778" officeooo:paragraph-rsid="00179778"/>
    </style:style>
    <style:style style:name="P2" style:family="paragraph" style:parent-style-name="Standard">
      <style:text-properties officeooo:rsid="00195bda" officeooo:paragraph-rsid="00195bda"/>
    </style:style>
    <style:style style:name="P3" style:family="paragraph" style:parent-style-name="Standard">
      <style:text-properties officeooo:rsid="001a70e3" officeooo:paragraph-rsid="001a70e3"/>
    </style:style>
    <style:style style:name="P4" style:family="paragraph" style:parent-style-name="Standard" style:list-style-name="L1">
      <style:text-properties officeooo:rsid="001a5fac" officeooo:paragraph-rsid="001a5fac"/>
    </style:style>
    <style:style style:name="P5" style:family="paragraph" style:parent-style-name="Standard" style:list-style-name="L1">
      <style:text-properties officeooo:rsid="00179778" officeooo:paragraph-rsid="00179778"/>
    </style:style>
    <style:style style:name="P6" style:family="paragraph" style:parent-style-name="Standard" style:list-style-name="L1">
      <style:text-properties officeooo:rsid="00179778" officeooo:paragraph-rsid="001f42cf"/>
    </style:style>
    <style:style style:name="P7" style:family="paragraph" style:parent-style-name="Standard" style:list-style-name="L1">
      <style:text-properties officeooo:rsid="00179778" officeooo:paragraph-rsid="00201430"/>
    </style:style>
    <style:style style:name="P8" style:family="paragraph" style:parent-style-name="Standard" style:list-style-name="L1">
      <style:text-properties officeooo:rsid="00179778" officeooo:paragraph-rsid="002259da"/>
    </style:style>
    <style:style style:name="P9" style:family="paragraph" style:parent-style-name="Standard" style:list-style-name="L1">
      <style:text-properties officeooo:rsid="0018dc3d" officeooo:paragraph-rsid="0018dc3d"/>
    </style:style>
    <style:style style:name="P10" style:family="paragraph" style:parent-style-name="Standard" style:list-style-name="L1">
      <style:text-properties officeooo:rsid="00195bda" officeooo:paragraph-rsid="00195bda"/>
    </style:style>
    <style:style style:name="P11" style:family="paragraph" style:parent-style-name="Standard">
      <style:text-properties officeooo:rsid="001a70e3" officeooo:paragraph-rsid="00195bda"/>
    </style:style>
    <style:style style:name="P12" style:family="paragraph" style:parent-style-name="Standard">
      <style:text-properties officeooo:rsid="001a70e3" officeooo:paragraph-rsid="001a70e3"/>
    </style:style>
    <style:style style:name="T1" style:family="text">
      <style:text-properties officeooo:rsid="001a5fac"/>
    </style:style>
    <style:style style:name="T2" style:family="text">
      <style:text-properties officeooo:rsid="001f42cf"/>
    </style:style>
    <style:style style:name="T3" style:family="text">
      <style:text-properties officeooo:rsid="00201430"/>
    </style:style>
    <style:style style:name="T4" style:family="text">
      <style:text-properties officeooo:rsid="0021f97f"/>
    </style:style>
    <style:style style:name="T5" style:family="text">
      <style:text-properties officeooo:rsid="002259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tion des procédure disponibles <text:span text:style-name="T1">par groupe</text:span>:</text:p>
      <text:p text:style-name="P1"/>
      <text:list xml:id="list4046879131" text:style-name="L1">
        <text:list-item>
          <text:p text:style-name="P4">gestion course en temps réel :</text:p>
          <text:list>
            <text:list-item>
              <text:p text:style-name="P5">augmenter( id session :int , id classe :int)</text:p>
              <text:list>
                <text:list-item>
                  <text:p text:style-name="P5">augmente les tours d’une classe par rapport à une session de 1</text:p>
                </text:list-item>
              </text:list>
            </text:list-item>
          </text:list>
          <text:p text:style-name="P5"/>
          <text:list text:continue-numbering="true">
            <text:list-item>
              <text:p text:style-name="P5">reduire ( id session :int , id classe :int)</text:p>
              <text:list>
                <text:list-item>
                  <text:p text:style-name="P5">diminue les tours d’une classe par rapport à une session de 1<text:line-break/></text:p>
                </text:list-item>
              </text:list>
            </text:list-item>
            <text:list-item>
              <text:p text:style-name="P4">insertCourse (id de la classe pour l’équipe 1, pour l’équipe 2, pour l’équipe 3 et pour <text:s/>l’équipe 4 (tous des int))</text:p>
              <text:list>
                <text:list-item>
                  <text:p text:style-name="P4">insert une nouvelle session non démaré en rajoutant toute les équipe participante a cette session</text:p>
                </text:list-item>
                <text:list-item>
                  <text:p text:style-name="P6"><text:span text:style-name="T1">pour insérée une session avec moins de joueurs métée l’id en tant que null</text:span><text:line-break/></text:p>
                </text:list-item>
              </text:list>
            </text:list-item>
            <text:list-item>
              <text:p text:style-name="P8"><text:span text:style-name="T2">updatedCourse( id de la course int, début </text:span><text:span text:style-name="T3">de la course en </text:span><text:span text:style-name="T2">dat</text:span><text:span text:style-name="T3">e</text:span><text:span text:style-name="T2">time, fin </text:span><text:span text:style-name="T3">de la course en dateTime</text:span><text:span text:style-name="T2"> </text:span><text:span text:style-name="T3">)</text:span></text:p>
              <text:list>
                <text:list-item>
                  <text:p text:style-name="P8"><text:span text:style-name="T5">met a jour le debut et la fin de la course </text:span><text:span text:style-name="T3"><text:line-break/></text:span></text:p>
                </text:list-item>
              </text:list>
            </text:list-item>
            <text:list-item>
              <text:p text:style-name="P7"><text:span text:style-name="T3">finCourse (id de la course en int, l’heure de fin)<text:line-break/></text:span></text:p>
            </text:list-item>
            <text:list-item>
              <text:p text:style-name="P7"><text:span text:style-name="T4">deleteCourse(id de la course en int, suprime la coursse </text:span><text:line-break/></text:p>
            </text:list-item>
          </text:list>
        </text:list-item>
        <text:list-item>
          <text:p text:style-name="P4">gestion des classes :<text:line-break/></text:p>
          <text:list>
            <text:list-item>
              <text:p text:style-name="P9">insertClasse( nom de la classe :varchar(50), in nb élève :int) </text:p>
              <text:list>
                <text:list-item>
                  <text:p text:style-name="P9">#insert une nouvelle classe</text:p>
                </text:list-item>
              </text:list>
            </text:list-item>
          </text:list>
          <text:p text:style-name="P9"/>
          <text:list text:continue-numbering="true">
            <text:list-item>
              <text:p text:style-name="P10">updateClasse( id classe :int, nouveau nom de la classe :varchar(50), nouveau nombre d’élève:int )</text:p>
              <text:list>
                <text:list-item>
                  <text:p text:style-name="P10">met a jour une classe selon son id</text:p>
                </text:list-item>
                <text:list-item>
                  <text:p text:style-name="P10">si vous ne voulez pas changer le nom ou le nombre d’élève utiliser une valeur null a la place<text:tab/></text:p>
                </text:list-item>
              </text:list>
            </text:list-item>
          </text:list>
          <text:p text:style-name="P10"/>
          <text:list text:continue-numbering="true">
            <text:list-item>
              <text:p text:style-name="P10">deleteClasse( id de la classe :int )</text:p>
              <text:list>
                <text:list-item>
                  <text:p text:style-name="P10">suprime une classe et toute ses apparition dans les équipes</text:p>
                </text:list-item>
              </text:list>
            </text:list-item>
          </text:list>
        </text:list-item>
      </text:list>
      <text:p text:style-name="P2"/>
      <text:p text:style-name="P2"/>
      <text:p text:style-name="P2"><text:tab/></text:p>
      <text:p text:style-name="P11"/>
      <text:p text:style-name="P3"/>
      <text:p text:style-name="P3">deleteCourse pour suprimée une cour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3T17:39:34.877000000</meta:creation-date>
    <meta:generator>LibreOffice/7.0.1.2$Windows_X86_64 LibreOffice_project/7cbcfc562f6eb6708b5ff7d7397325de9e764452</meta:generator>
    <dc:date>2024-03-18T10:13:38.033000000</dc:date>
    <meta:editing-duration>P2DT17H19M45S</meta:editing-duration>
    <meta:editing-cycles>6</meta:editing-cycles>
    <meta:document-statistic meta:table-count="0" meta:image-count="0" meta:object-count="0" meta:page-count="1" meta:paragraph-count="26" meta:word-count="256" meta:character-count="1320" meta:non-whitespace-character-count="1097"/>
  </office:meta>
</office:document-meta>
</file>